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8eff" officeooo:paragraph-rsid="000f8e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10631e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10631e" style:font-style-asian="italic" style:font-style-complex="italic"/>
    </style:style>
    <style:style style:name="T4" style:family="text">
      <style:text-properties fo:font-style="italic" style:text-underline-style="none" officeooo:rsid="0011b0de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631e"/>
    </style:style>
    <style:style style:name="T8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MYSQL.</text:p>
      <text:list xml:id="list3854282712" text:style-name="L1">
        <text:list-item>
          <text:p text:style-name="P4">Entrar en mysql:</text:p>
        </text:list-item>
      </text:list>
      <text:p text:style-name="P2"><text:tab/>→ <text:span text:style-name="T1">mysql -u root -p.</text:span></text:p>
      <text:p text:style-name="P2"><text:span text:style-name="T1"/></text:p>
      <text:list xml:id="list1405901035" text:style-name="L2">
        <text:list-item>
          <text:p text:style-name="P6">Salir de mysql:</text:p>
        </text:list-item>
      </text:list>
      <text:p text:style-name="P3"><text:tab/>→ <text:span text:style-name="T1">quit.</text:span></text:p>
      <text:p text:style-name="P24"/>
      <text:list xml:id="list1027661303" text:style-name="L3">
        <text:list-item>
          <text:p text:style-name="P7">Mostrar las bases de datos activas:</text:p>
          <text:p text:style-name="P7">→ <text:span text:style-name="T1">show databases;</text:span></text:p>
          <text:p text:style-name="P7"><text:span text:style-name="T1"/></text:p>
        </text:list-item>
        <text:list-item>
          <text:p text:style-name="P7">Para poder trabajar sobre una base de datos:</text:p>
          <text:p text:style-name="P7">→ <text:span text:style-name="T2">use nombre_bd. </text:span><text:span text:style-name="T6">(junto al comando </text:span><text:span text:style-name="T2">quit </text:span><text:span text:style-name="T6">son los únicos que no necesitan punto y coma).</text:span></text:p>
          <text:p text:style-name="P7"><text:span text:style-name="T6"/></text:p>
        </text:list-item>
        <text:list-item>
          <text:p text:style-name="P16">Crear base de datos:</text:p>
          <text:p text:style-name="P7"><text:span text:style-name="T6">→ </text:span><text:span text:style-name="T2">create databse nombre_bd;</text:span></text:p>
          <text:p text:style-name="P7"><text:span text:style-name="T2">** </text:span><text:span text:style-name="T6">para asegurarnos de que la base de datos no ha sido creada ante</text:span><text:span text:style-name="T7">riormente, antes de crear la base de datos ejecutamos el siguiente comando: </text:span><text:span text:style-name="T3">drop database if exists nombre_bd; **</text:span></text:p>
        </text:list-item>
      </text:list>
      <text:p text:style-name="P25"/>
      <text:p text:style-name="P3"><text:span text:style-name="T3"><text:tab/>** </text:span><text:span text:style-name="T7">para asegurarnos de que la base de datos respeta una serie de caracteres, al crear la base <text:s text:c="4"/><text:tab/> <text:s text:c="4"/>de datos es conveniente ejecutar el comando de la siguiente forma: </text:span><text:span text:style-name="T3">create database <text:tab/><text:tab/> <text:s text:c="4"/>nombre_bd character set utf8mb4 collate utf8mb4_unicode_ci; **</text:span></text:p>
      <text:p text:style-name="P25"/>
      <text:list xml:id="list2437881559" text:style-name="L4">
        <text:list-item>
          <text:p text:style-name="P17">Crear una base de datos:</text:p>
          <text:p text:style-name="P8"><text:span text:style-name="T6">→ </text:span><text:span text:style-name="T2">create table nombre_tabla (nombre_atributo tipo);</text:span></text:p>
          <text:p text:style-name="P8"><text:span text:style-name="T2"/></text:p>
        </text:list-item>
        <text:list-item>
          <text:p text:style-name="P17">Mostrar tablas de una base de datos:</text:p>
          <text:p text:style-name="P8"><text:span text:style-name="T6">→ </text:span><text:span text:style-name="T2">show tables;</text:span></text:p>
          <text:p text:style-name="P8"><text:span text:style-name="T2"/></text:p>
        </text:list-item>
        <text:list-item>
          <text:p text:style-name="P17">Visualizar la estructura de una tabla:</text:p>
          <text:p text:style-name="P8"><text:span text:style-name="T6">→ </text:span><text:span text:style-name="T2">describe nombre_tabla;</text:span></text:p>
        </text:list-item>
      </text:list>
      <text:p text:style-name="P26"/>
      <text:list xml:id="list160927810397577" text:continue-numbering="true" text:style-name="L4">
        <text:list-item>
          <text:p text:style-name="P8"><text:span text:style-name="T6">Clave primaria → a la hora de crear la tabla, al lado del campo que queramos que sea el id debemos poner </text:span><text:span text:style-name="T2">PRIMARY KEY.</text:span></text:p>
          <text:p text:style-name="P8"><text:span text:style-name="T2"/></text:p>
        </text:list-item>
        <text:list-item>
          <text:p text:style-name="P9"><text:span text:style-name="T6">Claves candidatas → a la hora de crear la tabla, todos aquellos atributos que queramos que sean únicos debemos poner a su lado </text:span><text:span text:style-name="T2">UNIQUE.</text:span></text:p>
          <text:p text:style-name="P9"><text:span text:style-name="T2"/></text:p>
        </text:list-item>
        <text:list-item>
          <text:p text:style-name="P9"><text:span text:style-name="T6">Campos autoincrementales → cuando queremos que un id sea autoincremental, a la hora de crear a la tabla debemos establecer la siguiente propiedad </text:span><text:span text:style-name="T2">AUTO_INCREMENTAL</text:span><text:span text:style-name="T6">.</text:span></text:p>
        </text:list-item>
      </text:list>
      <text:p text:style-name="P18"/>
      <text:list xml:id="list160928653374275" text:continue-numbering="true" text:style-name="L4">
        <text:list-item>
          <text:p text:style-name="P19">Borrar una tabla:</text:p>
          <text:p text:style-name="P9"><text:span text:style-name="T6">→ </text:span><text:span text:style-name="T2">drop table nombre_tabla;</text:span></text:p>
          <text:p text:style-name="P9"><text:span text:style-name="T2"/></text:p>
        </text:list-item>
        <text:list-item>
          <text:p text:style-name="P19">Añadir una columna a una tabla creada:</text:p>
          <text:p text:style-name="P9"><text:span text:style-name="T6">→ </text:span><text:span text:style-name="T2">alter table nombre_tabla add column nombre_columna tipo;</text:span></text:p>
        </text:list-item>
      </text:list>
      <text:p text:style-name="P11"><text:span text:style-name="T2"><text:tab/>** </text:span><text:span text:style-name="T8">ejemplo: </text:span><text:span text:style-name="T2">alter table providers add column address VARCHAR(255); ** </text:span></text:p>
      <text:p text:style-name="P11"><text:span text:style-name="T2"/></text:p>
      <text:list xml:id="list4150515763" text:style-name="L5">
        <text:list-item>
          <text:p text:style-name="P20">Eliminar la columna de una tabla:</text:p>
          <text:p text:style-name="P10"><text:span text:style-name="T6">→ </text:span><text:span text:style-name="T2">alter table nombre_tabla drop column nombre_columna;</text:span></text:p>
          <text:p text:style-name="P10"><text:span text:style-name="T2"/></text:p>
        </text:list-item>
        <text:list-item>
          <text:p text:style-name="P20">Añadir una columna a una tabla en la posición que queramos:</text:p>
          <text:p text:style-name="P10"><text:span text:style-name="T6">→ </text:span><text:span text:style-name="T2">alter table nombre_tabla add column nombre_columna after nombre_otra_columna;</text:span></text:p>
        </text:list-item>
      </text:list>
      <text:p text:style-name="P27"><text:soft-page-break/></text:p>
      <text:list xml:id="list160928443432431" text:continue-numbering="true" text:style-name="L5">
        <text:list-item>
          <text:p text:style-name="P20">Renombrar un campo:</text:p>
          <text:p text:style-name="P10"><text:span text:style-name="T6">→ </text:span><text:span text:style-name="T4">alter table nombre_tabla change column nombre_columna nuevo_nombre tipo;</text:span></text:p>
          <text:p text:style-name="P21">** con este comando también podemos cambiar el tamaño de la columna, ya que al declarar el nuevo nombre también establecemos el tipo **</text:p>
          <text:p text:style-name="P21"/>
        </text:list-item>
        <text:list-item>
          <text:p text:style-name="P22">Modificando el tipo de un campo:</text:p>
          <text:p text:style-name="P12"><text:span text:style-name="T6">→ </text:span><text:span text:style-name="T2">alter table nombre_tabla modify column nombre_columna nuevo_tipo;</text:span></text:p>
        </text:list-item>
      </text:list>
      <text:p text:style-name="P23"/>
      <text:list xml:id="list160929184576490" text:continue-numbering="true" text:style-name="L5">
        <text:list-item>
          <text:p text:style-name="P22">Claves foráneas:</text:p>
          <text:p text:style-name="P12"><text:span text:style-name="T6">→ </text:span><text:span text:style-name="T2">foreign key nombre_columna references nombre_tabla(id);</text:span></text:p>
          <text:p text:style-name="P12"><text:span text:style-name="T2">** </text:span><text:span text:style-name="T8">ejemplo: </text:span><text:span text:style-name="T2">foreign key(id_autor) references autor(id); **</text:span></text:p>
        </text:list-item>
      </text:list>
      <text:p text:style-name="P13"><text:span text:style-name="T2"/></text:p>
      <text:list xml:id="list160928912991873" text:continue-numbering="true" text:style-name="L5">
        <text:list-item>
          <text:p text:style-name="P14"><text:span text:style-name="T6">Insertar registros en una base de datos:</text:span></text:p>
          <text:p text:style-name="P14"><text:span text:style-name="T6">→ </text:span><text:span text:style-name="T2">insert into nombre_tabla(campo1,campo2,campo3…) values(valor1,valor2,valor3…)</text:span></text:p>
          <text:p text:style-name="P14"><text:span text:style-name="T2">** </text:span><text:span text:style-name="T6">se pueden omitir el nombre de los campos de dicha columna, pero en ese caso si existe algún campo que tenga un valor por defecto habrá que escribir </text:span><text:span text:style-name="T8">DEFAULT </text:span><text:span text:style-name="T6">al realizar la insercción **</text:span></text:p>
          <text:p text:style-name="P14"><text:span text:style-name="T6">** si queremos realizar varias insercciones a la vez → </text:span><text:span text:style-name="T2">insert into nombre_tabla(campo1,campo2…) values(valor1,valor2…),(valor1,valor2…),…</text:span></text:p>
        </text:list-item>
      </text:list>
      <text:p text:style-name="P15"><text:span text:style-name="T2"/></text:p>
      <text:list xml:id="list160929668772149" text:continue-numbering="true" text:style-name="L5">
        <text:list-item>
          <text:p text:style-name="P14"><text:span text:style-name="T6">Actualizar registros de una base de datos:</text:span></text:p>
          <text:p text:style-name="P14"><text:span text:style-name="T6">→ </text:span><text:span text:style-name="T2">update nombre_tabla set campo = valor where condición.</text:span></text:p>
        </text:list-item>
      </text:list>
      <text:p text:style-name="P15"><text:span text:style-name="T2"/></text:p>
      <text:list xml:id="list160929593306352" text:continue-numbering="true" text:style-name="L5">
        <text:list-item>
          <text:p text:style-name="P14"><text:span text:style-name="T6">Eliminar registros de una base de datos:</text:span></text:p>
          <text:p text:style-name="P14"><text:span text:style-name="T6">→ </text:span><text:span text:style-name="T2">delete from nombre_tabla where condición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8:24:20.769000000</meta:creation-date>
    <dc:date>2019-01-22T16:09:27.344000000</dc:date>
    <meta:editing-duration>PT12M30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56" meta:word-count="498" meta:character-count="2907" meta:non-whitespace-character-count="2485"/>
  </office:meta>
</office:document-meta>
</file>